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holmogorsky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Kholmogorsky-1</text:p>
          </table:table-cell>
          <table:table-cell table:style-name="ACE-0" office:value-type="float" office:value="63.759999999999998">
            <text:p>63.76</text:p>
          </table:table-cell>
          <table:table-cell table:style-name="ACE-0" office:value-type="float" office:value="41.689999999999998">
            <text:p>41.69</text:p>
          </table:table-cell>
          <table:table-cell table:style-name="ACE-0" office:value-type="float" office:value="13700">
            <text:p>137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Lacustrine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Gnumeric-default" office:value-type="string">
            <text:p>LarsenEtal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holmogorsky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Kholmogorsky-3</text:p>
          </table:table-cell>
          <table:table-cell table:style-name="ACE-0" office:value-type="float" office:value="63.759999999999998">
            <text:p>63.76</text:p>
          </table:table-cell>
          <table:table-cell table:style-name="ACE-0" office:value-type="float" office:value="41.689999999999998">
            <text:p>41.69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Lacustrine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Gnumeric-default" office:value-type="string">
            <text:p>LarsenEtal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holmogorsky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Kholmogorsky-2</text:p>
          </table:table-cell>
          <table:table-cell table:style-name="ACE-0" office:value-type="float" office:value="64.430000000000007">
            <text:p>64.43</text:p>
          </table:table-cell>
          <table:table-cell table:style-name="ACE-0" office:value-type="float" office:value="43.310000000000002">
            <text:p>43.31</text:p>
          </table:table-cell>
          <table:table-cell table:style-name="ACE-0" office:value-type="float" office:value="15000">
            <text:p>1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eolian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Gnumeric-default" office:value-type="string">
            <text:p>LarsenEtal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35">
          <table:table-cell table:number-columns-repeated="256" table:style-name="ACE-0"/>
        </table:table-row>
        <table:table-row table:style-name="AROW-1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10:23:0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